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14.01mm" fo:break-before="auto" style:use-optimal-row-height="false"/>
    </style:style>
    <style:style style:name="ro13" style:family="table-row">
      <style:table-row-properties style:row-height="18.52mm" fo:break-before="auto" style:use-optimal-row-height="false"/>
    </style:style>
    <style:style style:name="ro14" style:family="table-row">
      <style:table-row-properties style:row-height="18.5mm" fo:break-before="auto" style:use-optimal-row-height="false"/>
    </style:style>
    <style:style style:name="ro15" style:family="table-row">
      <style:table-row-properties style:row-height="14.09mm" fo:break-before="auto" style:use-optimal-row-height="false"/>
    </style:style>
    <style:style style:name="ro16" style:family="table-row">
      <style:table-row-properties style:row-height="12.93mm" fo:break-before="auto" style:use-optimal-row-height="false"/>
    </style:style>
    <style:style style:name="ro17" style:family="table-row">
      <style:table-row-properties style:row-height="7.36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26.8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VL Pゴシック" style:font-name-asian="VL Pゴシック" style:font-name-complex="VL Pゴシック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 style:data-style-name="N0">
      <style:text-properties fo:font-size="20pt" style:font-size-asian="20pt" style:font-size-complex="20pt"/>
    </style:style>
    <style:style style:name="ce20" style:family="table-cell" style:parent-style-name="Default" style:data-style-name="N111"/>
    <style:style style:name="ce2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2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3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4" style:family="table-cell" style:parent-style-name="Default" style:data-style-name="N0">
      <style:table-cell-properties style:vertical-align="top"/>
    </style:style>
    <style:style style:name="ce25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6" style:family="table-cell" style:parent-style-name="Default" style:data-style-name="N0">
      <style:table-cell-properties fo:border="none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style:font-name-asian="VL Pゴシック" style:font-name-complex="VL Pゴシック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54" table:default-cell-style-name="ce1"/>
        <table:table-column table:style-name="co5" table:number-columns-repeated="960" table:default-cell-style-name="Default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11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2" office:value-type="string" calcext:value-type="string">
            <text:p>織田</text:p>
          </table:table-cell>
          <table:table-cell table:style-name="ce12" office:value-type="string" calcext:value-type="string">
            <text:p>矢野</text:p>
          </table:table-cell>
          <table:table-cell table:style-name="ce12" office:value-type="string" calcext:value-type="string">
            <text:p>山口</text:p>
          </table:table-cell>
          <table:table-cell table:style-name="ce14"/>
          <table:table-cell table:style-name="ce17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2月9日</text:p>
            <text:p>　12時50分</text:p>
          </table:table-cell>
          <table:table-cell table:style-name="ce8" office:value-type="string" calcext:value-type="string">
            <text:p>・カメラのハッキング動作</text:p>
            <text:p>・催涙スプレーの描画</text:p>
            <text:p>・ゲーム開始時間の同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2">
          <table:table-cell table:style-name="ce3" office:value-type="string" calcext:value-type="string">
            <text:p>　12月16日</text:p>
            <text:p>　12時50分</text:p>
          </table:table-cell>
          <table:table-cell table:style-name="ce9" office:value-type="string" calcext:value-type="string">
            <text:p>・カメラのハッキング動作とネットワーク対応、ゲージ実</text:p>
            <text:p>装</text:p>
            <text:p>・敵の視界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0日</text:p>
            <text:p>　14時20分</text:p>
          </table:table-cell>
          <table:table-cell table:style-name="ce10" office:value-type="string" calcext:value-type="string">
            <text:p><text:span text:style-name="T1">・催涙スプレー仮実装</text:span></text:p>
            <text:p><text:span text:style-name="T1">・一番近いプレイヤーに追尾する敵の動き実装</text:span>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3">
          <table:table-cell table:style-name="ce3" office:value-type="string" calcext:value-type="string">
            <text:p>　12月23日</text:p>
            <text:p>　12時50分</text:p>
          </table:table-cell>
          <table:table-cell table:style-name="ce7" office:value-type="string" calcext:value-type="string">
            <text:p>・催涙スプレーのゲージを表示</text:p>
            <text:p>・プレイヤーの画像が上下左右と斜めで変わるように</text:p>
            <text:p>なった</text:p>
            <text:p>・ハッキング動作のバグの修正</text:p>
            <text:p/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月20日</text:p>
            <text:p>　12時50分</text:p>
          </table:table-cell>
          <table:table-cell table:style-name="ce7" office:value-type="string" calcext:value-type="string">
            <text:p>・プログラムの統合</text:p>
            <text:p>・ハッキング回数制限機能の追加</text:p>
            <text:p>・敵とプレイヤーのクライアント間の位置ズレの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月22日</text:p>
            <text:p>　14時30分</text:p>
          </table:table-cell>
          <table:table-cell table:style-name="ce7" office:value-type="string" calcext:value-type="string">
            <text:p>・複数の敵の位置ずれの解消</text:p>
            <text:p>・敵の視界の回転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　1月24日</text:p>
            <text:p>　14時00分</text:p>
          </table:table-cell>
          <table:table-cell table:style-name="ce7" office:value-type="string" calcext:value-type="string">
            <text:p>・会話処理の追加</text:p>
            <text:p>・ステージ遷移処理の追加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4">
          <table:table-cell table:style-name="ce3" office:value-type="string" calcext:value-type="string">
            <text:p>　1月29日</text:p>
            <text:p>　15時00分</text:p>
          </table:table-cell>
          <table:table-cell table:style-name="ce7" office:value-type="string" calcext:value-type="string">
            <text:p>・前回のメニュー画面にステージ番号が描画される不具</text:p>
            <text:p>合の修正</text:p>
            <text:p>・プレイヤーを追いかけるNPCの動きで、同一地点に留ま</text:p>
            <text:p>るときにランダムウォークしない不具合を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5">
          <table:table-cell table:style-name="ce3" office:value-type="string" calcext:value-type="string">
            <text:p>　1月31日</text:p>
            <text:p>　15時00分</text:p>
          </table:table-cell>
          <table:table-cell table:style-name="ce7" office:value-type="string" calcext:value-type="string">
            <text:p>・ステージ1、2の作成</text:p>
            <text:p>・各クライアントでステージ遷移後のゲーム開始のタイミン</text:p>
            <text:p>グを合わせられるように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16">
          <table:table-cell table:style-name="ce3" office:value-type="string" calcext:value-type="string">
            <text:p>　2月3日</text:p>
            <text:p>　10時00分</text:p>
          </table:table-cell>
          <table:table-cell table:style-name="ce7" office:value-type="string" calcext:value-type="string">
            <text:p>・ゲームクリア処理とゲームオーバー処理の実装</text:p>
            <text:p>・ステージ遷移時にステージ1からステージ3に遷移してし</text:p>
            <text:p>まうバグを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7"/>
          <table:table-cell table:style-name="ce13" table:number-columns-repeated="3"/>
          <table:table-cell table:style-name="ce16"/>
          <table:table-cell table:style-name="ce19" table:number-columns-repeated="2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9"/>
        </table:named-expressions>
      </table:table>
      <table:table table:name="達成度グラフ" table:style-name="ta2">
        <table:shapes>
          <draw:frame draw:z-index="0" draw:name="グラフ 1" draw:style-name="gr1" svg:width="174.09mm" svg:height="118.62mm" svg:x="144.73mm" svg:y="4.11mm">
            <loext:p draw:notify-on-update-of-ranges="達成度グラフ.A2:達成度グラフ.A2 達成度グラフ.A3:達成度グラフ.A27 達成度グラフ.B2:達成度グラフ.B2 達成度グラフ.B3:達成度グラフ.B27 達成度グラフ.C2:達成度グラフ.C2 達成度グラフ.C3:達成度グラフ.C27 達成度グラフ.D2:達成度グラフ.D2 達成度グラフ.D3:達成度グラフ.D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50" table:default-cell-style-name="ce1"/>
        <table:table-column table:style-name="co5" table:number-columns-repeated="960" table:default-cell-style-name="Default"/>
        <table:table-row table:style-name="ro17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1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8">
          <table:table-cell/>
          <table:table-cell table:style-name="ce17" table:formula="of:=[グループ活動報告書.C3]" office:value-type="string" office:string-value="織田" calcext:value-type="string">
            <text:p>織田</text:p>
          </table:table-cell>
          <table:table-cell table:style-name="ce17" table:formula="of:=[グループ活動報告書.D3]" office:value-type="string" office:string-value="矢野" calcext:value-type="string">
            <text:p>矢野</text:p>
          </table:table-cell>
          <table:table-cell table:style-name="ce17" table:formula="of:=[グループ活動報告書.E3]" office:value-type="string" office:string-value="山口" calcext:value-type="string">
            <text:p>山口</text:p>
          </table:table-cell>
          <table:table-cell table:style-name="ce17" table:number-columns-repeated="3"/>
          <table:table-cell table:number-columns-repeated="1017"/>
        </table:table-row>
        <table:table-row table:style-name="ro19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0-29" calcext:value-type="date">
            <text:p>10月29日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02" calcext:value-type="date">
            <text:p>11月2日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06" calcext:value-type="date">
            <text:p>11月6日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07" calcext:value-type="date">
            <text:p>11月7日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08" calcext:value-type="date">
            <text:p>11月8日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11" calcext:value-type="date">
            <text:p>11月11日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13" calcext:value-type="date">
            <text:p>11月13日</text:p>
          </table:table-cell>
          <table:table-cell table:style-name="ce2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15" calcext:value-type="date">
            <text:p>11月15日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18" calcext:value-type="date">
            <text:p>11月18日</text:p>
          </table:table-cell>
          <table:table-cell table:style-name="ce22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25" calcext:value-type="date">
            <text:p>11月25日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27" calcext:value-type="date">
            <text:p>11月27日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1-29" calcext:value-type="date">
            <text:p>11月29日</text:p>
          </table:table-cell>
          <table:table-cell table:style-name="ce22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2-02" calcext:value-type="date">
            <text:p>12月2日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2-06" calcext:value-type="date">
            <text:p>12月6日</text:p>
          </table:table-cell>
          <table:table-cell table:style-name="ce2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2-09" calcext:value-type="date">
            <text:p>12月9日</text:p>
          </table:table-cell>
          <table:table-cell table:style-name="ce2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2-13" calcext:value-type="date">
            <text:p>12月13日</text:p>
          </table:table-cell>
          <table:table-cell table:style-name="ce2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2-20" calcext:value-type="date">
            <text:p>12月20日</text:p>
          </table:table-cell>
          <table:table-cell table:style-name="ce2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19-12-23" calcext:value-type="date">
            <text:p>12月23日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20-01-20" calcext:value-type="date">
            <text:p>1月20日</text:p>
          </table:table-cell>
          <table:table-cell table:style-name="ce2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29" office:value-type="float" office:value="88" calcext:value-type="float">
            <text:p>88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20-01-22" calcext:value-type="date">
            <text:p>1月22日</text:p>
          </table:table-cell>
          <table:table-cell table:style-name="ce22"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style-name="ce29" office:value-type="float" office:value="93" calcext:value-type="float">
            <text:p>93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20-01-24" calcext:value-type="date">
            <text:p>1月24日</text:p>
          </table:table-cell>
          <table:table-cell table:style-name="ce2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20-01-29" calcext:value-type="date">
            <text:p>1月29日</text:p>
          </table:table-cell>
          <table:table-cell table:style-name="ce22" office:value-type="float" office:value="97" calcext:value-type="float">
            <text:p>97</text:p>
          </table:table-cell>
          <table:table-cell table:style-name="ce26" office:value-type="float" office:value="97" calcext:value-type="float">
            <text:p>97</text:p>
          </table:table-cell>
          <table:table-cell table:style-name="ce29" office:value-type="float" office:value="97" calcext:value-type="float">
            <text:p>97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20-01-31" calcext:value-type="date">
            <text:p>1月31日</text:p>
          </table:table-cell>
          <table:table-cell table:style-name="ce22" office:value-type="float" office:value="95" calcext:value-type="float">
            <text:p>95</text:p>
          </table:table-cell>
          <table:table-cell table:style-name="ce26" office:value-type="float" office:value="92" calcext:value-type="float">
            <text:p>92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1020"/>
        </table:table-row>
        <table:table-row table:style-name="ro18">
          <table:table-cell table:style-name="ce20" office:value-type="date" office:date-value="2020-02-03" calcext:value-type="date">
            <text:p>2月3日</text:p>
          </table:table-cell>
          <table:table-cell table:style-name="ce23"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20"/>
        </table:table-row>
        <table:table-row table:style-name="ro20">
          <table:table-cell/>
          <table:table-cell table:style-name="ce24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00/00/00</text:date>, <text:time style:data-style-name="N2" text:time-value="14:52:46.07811000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20-02-07T15:11:24.404701385</dc:date>
    <meta:editing-cycles>28</meta:editing-cycles>
    <meta:editing-duration>PT8H10M47S</meta:editing-duration>
    <meta:document-statistic meta:table-count="2" meta:cell-count="239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41cm" svg:height="11.863cm" xlink:href=".." xlink:type="simple" chart:class="chart:line" chart:style-name="ch1">
        <chart:legend svg:x="14.14cm" svg:y="8.032cm" style:legend-expansion="custom" chartooo:width="1.95cm" chartooo:height="1.594cm" style:legend-expansion-aspect-ratio="1.22333751568381" chart:style-name="ch2"/>
        <chart:plot-area chart:style-name="ch3" table:cell-range-address="達成度グラフ.A2:達成度グラフ.D27" chart:data-source-has-labels="both" svg:x="0.518cm" svg:y="0.536cm" svg:width="15.81cm" svg:height="10.897cm">
          <chartooo:coordinate-region svg:x="1.175cm" svg:y="0.682cm" svg:width="15.05cm" svg:height="9.238cm"/>
          <chart:axis chart:dimension="x" chart:name="primary-x" chart:style-name="ch4" chartooo:axis-type="text">
            <chart:categories table:cell-range-address="達成度グラフ.A3:達成度グラフ.A27"/>
          </chart:axis>
          <chart:axis chart:dimension="y" chart:name="primary-y" chart:style-name="ch5">
            <chart:title svg:x="0.194cm" svg:y="6.761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27" chart:label-cell-address="達成度グラフ.B2:達成度グラフ.B2" chart:class="chart:line">
            <chart:data-point chart:repeated="25"/>
          </chart:series>
          <chart:series chart:style-name="ch9" chart:values-cell-range-address="達成度グラフ.C3:達成度グラフ.C27" chart:label-cell-address="達成度グラフ.C2:達成度グラフ.C2" chart:class="chart:line">
            <chart:data-point chart:repeated="25"/>
          </chart:series>
          <chart:series chart:style-name="ch10" chart:values-cell-range-address="達成度グラフ.D3:達成度グラフ.D27" chart:label-cell-address="達成度グラフ.D2:達成度グラフ.D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27</svg:desc>
                </draw:g>
              </table:table-cell>
              <table:table-cell office:value-type="float" office:value="0">
                <text:p>0</text:p>
                <draw:g>
                  <svg:desc>達成度グラフ.B3:達成度グラフ.B27</svg:desc>
                </draw:g>
              </table:table-cell>
              <table:table-cell office:value-type="float" office:value="0">
                <text:p>0</text:p>
                <draw:g>
                  <svg:desc>達成度グラフ.C3:達成度グラフ.C27</svg:desc>
                </draw:g>
              </table:table-cell>
              <table:table-cell office:value-type="float" office:value="0">
                <text:p>0</text:p>
                <draw:g>
                  <svg:desc>達成度グラフ.D3:達成度グラフ.D27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